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OSC</text:p>
          </table:table-cell>
          <table:table-cell table:number-columns-repeated="9" table:style-name="ce1" office:value-type="float" office:value="20000000">
            <text:p>2.00E+007</text:p>
          </table:table-cell>
        </table:table-row>
        <table:table-row table:style-name="ro1">
          <table:table-cell office:value-type="string">
            <text:p>FOSC</text:p>
          </table:table-cell>
          <table:table-cell table:formula="of:=[.B2]/4" office:value-type="float" office:value="5000000">
            <text:p>5000000</text:p>
          </table:table-cell>
          <table:table-cell table:formula="of:=[.C2]/4" office:value-type="float" office:value="5000000">
            <text:p>5000000</text:p>
          </table:table-cell>
          <table:table-cell table:formula="of:=[.D2]/4" office:value-type="float" office:value="5000000">
            <text:p>5000000</text:p>
          </table:table-cell>
          <table:table-cell table:formula="of:=[.E2]/4" office:value-type="float" office:value="5000000">
            <text:p>5000000</text:p>
          </table:table-cell>
          <table:table-cell table:formula="of:=[.F2]/4" office:value-type="float" office:value="5000000">
            <text:p>5000000</text:p>
          </table:table-cell>
          <table:table-cell table:formula="of:=[.G2]/4" office:value-type="float" office:value="5000000">
            <text:p>5000000</text:p>
          </table:table-cell>
          <table:table-cell table:formula="of:=[.H2]/4" office:value-type="float" office:value="5000000">
            <text:p>5000000</text:p>
          </table:table-cell>
          <table:table-cell table:formula="of:=[.I2]/4" office:value-type="float" office:value="5000000">
            <text:p>5000000</text:p>
          </table:table-cell>
          <table:table-cell table:formula="of:=[.J2]/4" office:value-type="float" office:value="5000000">
            <text:p>5000000</text:p>
          </table:table-cell>
        </table:table-row>
        <table:table-row table:style-name="ro1">
          <table:table-cell office:value-type="string">
            <text:p>8 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16 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</table:table-row>
        <table:table-row table:style-name="ro1">
          <table:table-cell office:value-type="string">
            <text:p>PRESCALE</text:p>
          </table:table-cell>
          <table:table-cell table:formula="of:=2^0" office:value-type="float" office:value="1">
            <text:p>1</text:p>
          </table:table-cell>
          <table:table-cell table:formula="of:=2^1" office:value-type="float" office:value="2">
            <text:p>2</text:p>
          </table:table-cell>
          <table:table-cell table:formula="of:=2^2" office:value-type="float" office:value="4">
            <text:p>4</text:p>
          </table:table-cell>
          <table:table-cell table:formula="of:=2^3" office:value-type="float" office:value="8">
            <text:p>8</text:p>
          </table:table-cell>
          <table:table-cell table:formula="of:=2^4" office:value-type="float" office:value="16">
            <text:p>16</text:p>
          </table:table-cell>
          <table:table-cell table:formula="of:=2^5" office:value-type="float" office:value="32">
            <text:p>32</text:p>
          </table:table-cell>
          <table:table-cell table:formula="of:=2^6" office:value-type="float" office:value="64">
            <text:p>64</text:p>
          </table:table-cell>
          <table:table-cell table:formula="of:=2^7" office:value-type="float" office:value="128">
            <text:p>128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ck per mS</text:p>
          </table:table-cell>
          <table:table-cell table:formula="of:=[.B3]/[.B4]/[.B6]/1000" office:value-type="float" office:value="19.53125">
            <text:p>19.53</text:p>
          </table:table-cell>
          <table:table-cell table:formula="of:=[.C3]/[.C4]/[.C6]/1000" office:value-type="float" office:value="9.765625">
            <text:p>9.77</text:p>
          </table:table-cell>
          <table:table-cell table:formula="of:=[.D3]/[.D4]/[.D6]/1000" office:value-type="float" office:value="4.8828125">
            <text:p>4.88</text:p>
          </table:table-cell>
          <table:table-cell table:formula="of:=[.E3]/[.E4]/[.E6]/1000" office:value-type="float" office:value="2.44140625">
            <text:p>2.44</text:p>
          </table:table-cell>
          <table:table-cell table:formula="of:=[.F3]/[.F4]/[.F6]/1000" office:value-type="float" office:value="1.220703125">
            <text:p>1.22</text:p>
          </table:table-cell>
          <table:table-cell table:formula="of:=[.G3]/[.G4]/[.G6]/1000" office:value-type="float" office:value="0.6103515625">
            <text:p>0.61</text:p>
          </table:table-cell>
          <table:table-cell table:formula="of:=[.H3]/[.H4]/[.H6]/1000" office:value-type="float" office:value="0.30517578125">
            <text:p>0.31</text:p>
          </table:table-cell>
          <table:table-cell table:formula="of:=[.I3]/[.I4]/[.I6]/1000" office:value-type="float" office:value="0.152587890625">
            <text:p>0.15</text:p>
          </table:table-cell>
          <table:table-cell table:formula="of:=[.J3]/[.J4]/[.J6]/1000" office:value-type="float" office:value="0.0762939453125">
            <text:p>0.08</text:p>
          </table:table-cell>
        </table:table-row>
        <table:table-row table:style-name="ro1">
          <table:table-cell office:value-type="string">
            <text:p>Tick per uS</text:p>
          </table:table-cell>
          <table:table-cell table:formula="of:=[.B3]/[.B4]/[.B6]/10^6" office:value-type="float" office:value="0.01953125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ck per sec 8 bit</text:p>
          </table:table-cell>
          <table:table-cell table:formula="of:=[.B3]/[.B4]/[.B6]" office:value-type="float" office:value="19531.25">
            <text:p>19531.25</text:p>
          </table:table-cell>
          <table:table-cell table:formula="of:=[.C3]/[.C4]/[.C6]" office:value-type="float" office:value="9765.625">
            <text:p>9765.63</text:p>
          </table:table-cell>
          <table:table-cell table:formula="of:=[.D3]/[.D4]/[.D6]" office:value-type="float" office:value="4882.8125">
            <text:p>4882.81</text:p>
          </table:table-cell>
          <table:table-cell table:formula="of:=[.E3]/[.E4]/[.E6]" office:value-type="float" office:value="2441.40625">
            <text:p>2441.41</text:p>
          </table:table-cell>
          <table:table-cell table:formula="of:=[.F3]/[.F4]/[.F6]" office:value-type="float" office:value="1220.703125">
            <text:p>1220.7</text:p>
          </table:table-cell>
          <table:table-cell table:formula="of:=[.G3]/[.G4]/[.G6]" office:value-type="float" office:value="610.3515625">
            <text:p>610.35</text:p>
          </table:table-cell>
          <table:table-cell table:formula="of:=[.H3]/[.H4]/[.H6]" office:value-type="float" office:value="305.17578125">
            <text:p>305.18</text:p>
          </table:table-cell>
          <table:table-cell table:formula="of:=[.I3]/[.I4]/[.I6]" office:value-type="float" office:value="152.587890625">
            <text:p>152.59</text:p>
          </table:table-cell>
          <table:table-cell table:formula="of:=[.J3]/[.J4]/[.J6]" office:value-type="float" office:value="76.2939453125">
            <text:p>76.29</text:p>
          </table:table-cell>
        </table:table-row>
        <table:table-row table:style-name="ro1">
          <table:table-cell office:value-type="string">
            <text:p>tick per sec 16 bit</text:p>
          </table:table-cell>
          <table:table-cell table:formula="of:=[.B3]/[.B5]/[.B6]" office:value-type="float" office:value="76.2939453125">
            <text:p>76.29</text:p>
          </table:table-cell>
          <table:table-cell table:formula="of:=[.C3]/[.C5]/[.C6]" office:value-type="float" office:value="38.14697265625">
            <text:p>38.15</text:p>
          </table:table-cell>
          <table:table-cell table:formula="of:=[.D3]/[.D5]/[.D6]" office:value-type="float" office:value="19.073486328125">
            <text:p>19.07</text:p>
          </table:table-cell>
          <table:table-cell table:formula="of:=[.E3]/[.E5]/[.E6]" office:value-type="float" office:value="9.5367431640625">
            <text:p>9.54</text:p>
          </table:table-cell>
          <table:table-cell table:formula="of:=[.F3]/[.F5]/[.F6]" office:value-type="float" office:value="4.76837158203125">
            <text:p>4.77</text:p>
          </table:table-cell>
          <table:table-cell table:formula="of:=[.G3]/[.G5]/[.G6]" office:value-type="float" office:value="2.38418579101562">
            <text:p>2.38</text:p>
          </table:table-cell>
          <table:table-cell table:formula="of:=[.H3]/[.H5]/[.H6]" office:value-type="float" office:value="1.19209289550781">
            <text:p>1.19</text:p>
          </table:table-cell>
          <table:table-cell table:formula="of:=[.I3]/[.I5]/[.I6]" office:value-type="float" office:value="0.596046447753906">
            <text:p>0.6</text:p>
          </table:table-cell>
          <table:table-cell table:formula="of:=[.J3]/[.J5]/[.J6]" office:value-type="float" office:value="0.298023223876953">
            <text:p>0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PS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umber f device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8bit</text:p>
          </table:table-cell>
          <table:table-cell table:number-columns-repeated="9"/>
        </table:table-row>
        <table:table-row table:style-name="ro1">
          <table:table-cell office:value-type="string">
            <text:p>ticks for disp</text:p>
          </table:table-cell>
          <table:table-cell table:formula="of:=[.B11]/[.B14]" office:value-type="float" office:value="488.28125">
            <text:p>488.28</text:p>
          </table:table-cell>
          <table:table-cell table:formula="of:=[.C11]/[.B14]" office:value-type="float" office:value="244.140625">
            <text:p>244.14</text:p>
          </table:table-cell>
          <table:table-cell table:formula="of:=[.D11]/[.B14]" office:value-type="float" office:value="122.0703125">
            <text:p>122.07</text:p>
          </table:table-cell>
          <table:table-cell table:formula="of:=[.E11]/[.B14]" office:value-type="float" office:value="61.03515625">
            <text:p>61.04</text:p>
          </table:table-cell>
          <table:table-cell table:formula="of:=[.F11]/[.B14]" office:value-type="float" office:value="30.517578125">
            <text:p>30.52</text:p>
          </table:table-cell>
          <table:table-cell table:formula="of:=[.G11]/[.B14]" office:value-type="float" office:value="15.2587890625">
            <text:p>15.26</text:p>
          </table:table-cell>
          <table:table-cell table:formula="of:=[.H11]/[.B14]" office:value-type="float" office:value="7.62939453125">
            <text:p>7.63</text:p>
          </table:table-cell>
          <table:table-cell table:formula="of:=[.I11]/[.B14]" office:value-type="float" office:value="3.814697265625">
            <text:p>3.81</text:p>
          </table:table-cell>
          <table:table-cell table:formula="of:=[.J11]/[.B14]" office:value-type="float" office:value="1.9073486328125">
            <text:p>1.91</text:p>
          </table:table-cell>
        </table:table-row>
        <table:table-row table:style-name="ro1">
          <table:table-cell office:value-type="string">
            <text:p>ticks per device</text:p>
          </table:table-cell>
          <table:table-cell table:formula="of:=[.B17]/[.B15]" office:value-type="float" office:value="244.140625">
            <text:p>244.14</text:p>
          </table:table-cell>
          <table:table-cell table:formula="of:=[.C17]/[.B15]" office:value-type="float" office:value="122.0703125">
            <text:p>122.07</text:p>
          </table:table-cell>
          <table:table-cell table:formula="of:=[.D17]/[.B15]" office:value-type="float" office:value="61.03515625">
            <text:p>61.04</text:p>
          </table:table-cell>
          <table:table-cell table:formula="of:=[.E17]/[.B15]" office:value-type="float" office:value="30.517578125">
            <text:p>30.52</text:p>
          </table:table-cell>
          <table:table-cell table:formula="of:=[.F17]/[.B15]" office:value-type="float" office:value="15.2587890625">
            <text:p>15.26</text:p>
          </table:table-cell>
          <table:table-cell table:formula="of:=[.G17]/[.B15]" office:value-type="float" office:value="7.62939453125">
            <text:p>7.63</text:p>
          </table:table-cell>
          <table:table-cell table:formula="of:=[.H17]/[.B15]" office:value-type="float" office:value="3.814697265625">
            <text:p>3.81</text:p>
          </table:table-cell>
          <table:table-cell table:formula="of:=[.I17]/[.B15]" office:value-type="float" office:value="1.9073486328125">
            <text:p>1.91</text:p>
          </table:table-cell>
          <table:table-cell table:formula="of:=[.J17]/[.B15]" office:value-type="float" office:value="0.95367431640625">
            <text:p>0.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 bit</text:p>
          </table:table-cell>
          <table:table-cell table:number-columns-repeated="9"/>
        </table:table-row>
        <table:table-row table:style-name="ro1">
          <table:table-cell office:value-type="string">
            <text:p>ticks for disp.</text:p>
          </table:table-cell>
          <table:table-cell table:formula="of:=[.B12]/[.B14]" office:value-type="float" office:value="1.9073486328125">
            <text:p>1.91</text:p>
          </table:table-cell>
          <table:table-cell table:formula="of:=[.C12]/[.B14]" office:value-type="float" office:value="0.95367431640625">
            <text:p>0.95</text:p>
          </table:table-cell>
          <table:table-cell table:formula="of:=[.D12]/[.B14]" office:value-type="float" office:value="0.476837158203125">
            <text:p>0.48</text:p>
          </table:table-cell>
          <table:table-cell table:formula="of:=[.E12]/[.B14]" office:value-type="float" office:value="0.238418579101562">
            <text:p>0.24</text:p>
          </table:table-cell>
          <table:table-cell table:number-columns-repeated="5"/>
        </table:table-row>
        <table:table-row table:style-name="ro1">
          <table:table-cell office:value-type="string">
            <text:p>ticks per device</text:p>
          </table:table-cell>
          <table:table-cell table:formula="of:=[.B21]/[.B15]" office:value-type="float" office:value="0.95367431640625">
            <text:p>0.95</text:p>
          </table:table-cell>
          <table:table-cell table:formula="of:=[.C21]/[.B15]" office:value-type="float" office:value="0.476837158203125">
            <text:p>0.48</text:p>
          </table:table-cell>
          <table:table-cell table:formula="of:=[.D21]/[.B15]" office:value-type="float" office:value="0.238418579101562">
            <text:p>0.24</text:p>
          </table:table-cell>
          <table:table-cell table:formula="of:=[.E21]/[.B15]" office:value-type="float" office:value="0.119209289550781">
            <text:p>0.1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Fan RPM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3800">
            <text:p>3800</text:p>
          </table:table-cell>
          <table:table-cell table:number-columns-repeated="6"/>
        </table:table-row>
        <table:table-row table:style-name="ro1">
          <table:table-cell office:value-type="string">
            <text:p>RPM/SEC</text:p>
          </table:table-cell>
          <table:table-cell table:formula="of:=[.B25]/60" office:value-type="float" office:value="86.6666666666667">
            <text:p>86.67</text:p>
          </table:table-cell>
          <table:table-cell table:formula="of:=[.C25]/60" office:value-type="float" office:value="70">
            <text:p>70</text:p>
          </table:table-cell>
          <table:table-cell table:formula="of:=[.D25]/60" office:value-type="float" office:value="63.3333333333333">
            <text:p>63.33</text:p>
          </table:table-cell>
          <table:table-cell table:number-columns-repeated="6"/>
        </table:table-row>
        <table:table-row table:style-name="ro1">
          <table:table-cell office:value-type="string">
            <text:p>1 rotation</text:p>
          </table:table-cell>
          <table:table-cell table:formula="of:=(1/[.B26])" office:value-type="float" office:value="0.0115384615384615">
            <text:p>0.01</text:p>
          </table:table-cell>
          <table:table-cell table:formula="of:=(1/[.C26])" office:value-type="float" office:value="0.0142857142857143">
            <text:p>0.01</text:p>
          </table:table-cell>
          <table:table-cell table:formula="of:=(1/[.D26])" office:value-type="float" office:value="0.0157894736842105">
            <text:p>0.02</text:p>
          </table:table-cell>
          <table:table-cell table:number-columns-repeated="6"/>
        </table:table-row>
        <table:table-row table:style-name="ro1">
          <table:table-cell office:value-type="string">
            <text:p>1 degree uS</text:p>
          </table:table-cell>
          <table:table-cell table:formula="of:=[.B27]/360*10^6" office:value-type="float" office:value="32.0512820512821">
            <text:p>32.05</text:p>
          </table:table-cell>
          <table:table-cell table:formula="of:=[.C27]/360*10^6" office:value-type="float" office:value="39.6825396825397">
            <text:p>39.68</text:p>
          </table:table-cell>
          <table:table-cell table:formula="of:=[.D27]/360*10^6" office:value-type="float" office:value="43.859649122807">
            <text:p>43.86</text:p>
          </table:table-cell>
          <table:table-cell table:number-columns-repeated="6"/>
        </table:table-row>
        <table:table-row table:style-name="ro1">
          <table:table-cell office:value-type="string">
            <text:p>instr per degree</text:p>
          </table:table-cell>
          <table:table-cell table:formula="of:=[.B28]/[.B3]*10^6" office:value-type="float" office:value="6.41025641025641">
            <text:p>6.41</text:p>
          </table:table-cell>
          <table:table-cell table:formula="of:=[.C28]/[.C3]*10^6" office:value-type="float" office:value="7.93650793650794">
            <text:p>7.94</text:p>
          </table:table-cell>
          <table:table-cell table:formula="of:=[.D28]/[.D3]*10^6" office:value-type="float" office:value="8.7719298245614">
            <text:p>8.7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 style:data-style-name="N2" text:time-value="0000-00-00T01:11:00.8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M40S</meta:editing-duration>
    <meta:editing-cycles>14</meta:editing-cycles>
    <meta:generator>LibreOffice/3.6$Windows_x86 LibreOffice_project/e29a214-2bbed72-0621de6-a97528c-8f066d</meta:generator>
    <dc:date>2012-11-17T01:42:27.95</dc:date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